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droid App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is document briefly introduces the android app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android app consists of two features</text:p>
                <text:list>
                  <text:list-item>
                    <text:p>Ordering Menu (used to insert orders, see desktop app)</text:p>
                  </text:list-item>
                  <text:list-item>
                    <text:p>Payments Menu (used to insert payments, see desktop ap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5-04T15:40:26.778000000</dc:date>
    <meta:editing-duration>PT1M33S</meta:editing-duration>
    <meta:editing-cycles>2</meta:editing-cycles>
    <meta:document-statistic meta:object-count="29"/>
  </office:meta>
</office:document-meta>
</file>